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IA Officer’s Blog: <text:a xlink:type="simple" xlink:href="https://officercia.mirror.xyz/" office:name=""><text:span text:style-name="Definition">https://officercia.mirror.xyz/</text:span></text:a></text:p>
        </text:list-item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1:20:14Z</meta:creation-date>
    <dc:date>2022-07-21T01:20:14Z</dc:date>
  </office:meta>
</office:document-meta>
</file>